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eviatio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y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ot [°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45" calcext:value-type="float">
            <text:p>-45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3:52:14.912427829</meta:creation-date>
    <meta:generator>LibreOffice/7.3.7.2$Linux_X86_64 LibreOffice_project/30$Build-2</meta:generator>
    <dc:date>2025-09-25T15:42:40.083487072</dc:date>
    <meta:editing-duration>PT8H1M20S</meta:editing-duration>
    <meta:editing-cycles>20</meta:editing-cycles>
    <meta:document-statistic meta:table-count="1" meta:cell-count="444" meta:object-count="0"/>
  </office:meta>
</office:document-meta>
</file>